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2pt"/>
    </style:style>
    <style:style style:name="P2" style:family="paragraph">
      <loext:graphic-properties draw:fill="none" draw:fill-color="#ffffff"/>
      <style:text-properties fo:font-size="2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112cm" svg:height="2.286cm" svg:x="6.08cm" svg:y="1.889cm">
          <draw:text-box>
            <text:p text:style-name="P1">Problem Domain</text:p>
          </draw:text-box>
        </draw:frame>
        <draw:frame draw:style-name="gr2" draw:text-style-name="P3" draw:layer="layout" svg:width="9.032cm" svg:height="2.042cm" svg:x="5.176cm" svg:y="3.022cm">
          <draw:text-box>
            <text:p>Given a string, write a function</text:p>
            <text:p>to capitalize every other letter.</text:p>
            <text:p/>
          </draw:text-box>
        </draw:frame>
        <draw:frame draw:style-name="gr2" draw:text-style-name="P4" draw:layer="layout" svg:width="3.779cm" svg:height="0.979cm" svg:x="7.35cm" svg:y="5.572cm">
          <draw:text-box>
            <text:p><text:span text:style-name="T1">Algorithm</text:span></text:p>
          </draw:text-box>
        </draw:frame>
        <draw:frame draw:style-name="gr2" draw:text-style-name="P3" draw:layer="layout" svg:width="18.197cm" svg:height="6.818cm" svg:x="2.27cm" svg:y="7.223cm">
          <draw:text-box>
            <text:p>Create a string B, and append the first character of input string</text:p>
            <text:p>Capitalize the first character of the input string</text:p>
            <text:p/>
            <text:p>While RegEx sees consecutive lowercase characters in input:</text:p>
            <text:p><text:tab/>* <text:s/>capitalize the first character, and append both to string B<text:line-break/><text:tab/>* <text:s/>capitalize the second character in the input string</text:p>
            <text:p/>
            <text:p>Return [input string, string B]</text:p>
            <text:p/>
            <text:p>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21:07:17.919053597</meta:creation-date>
    <dc:date>2018-06-10T21:31:45.347725701</dc:date>
    <meta:editing-duration>PT2M37S</meta:editing-duration>
    <meta:editing-cycles>1</meta:editing-cycles>
    <meta:generator>LibreOffice/6.0.3.2$Linux_X86_64 LibreOffice_project/00m0$Build-2</meta:generator>
    <meta:document-statistic meta:object-count="4"/>
  </office:meta>
</office:document-meta>
</file>